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22c51" officeooo:paragraph-rsid="00122c51"/>
    </style:style>
    <style:style style:name="P2" style:family="paragraph" style:parent-style-name="Standard">
      <style:text-properties style:font-name="sans-serif" fo:font-size="15pt"/>
    </style:style>
    <style:style style:name="P3" style:family="paragraph" style:parent-style-name="Standard">
      <style:text-properties style:font-name="sans-serif" fo:font-size="15pt" officeooo:rsid="00122c51" officeooo:paragraph-rsid="00122c51"/>
    </style:style>
    <style:style style:name="P4" style:family="paragraph" style:parent-style-name="Heading_20_1">
      <style:paragraph-properties fo:break-before="page"/>
      <style:text-properties officeooo:rsid="00122c51" officeooo:paragraph-rsid="00122c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Treść zadania:</text:p>
      <text:p text:style-name="P2"/>
      <text:p text:style-name="P2">Uwagi ogólne</text:p>
      <text:p text:style-name="P2">. Projekty pisane w grupach 2-3 osobowych. Interfejs użytkownika minimalistyczny</text:p>
      <text:p text:style-name="P2">(wsadowy, wiersz poleceń, pliki tekstowe, bez GUI). Kluczowy do oceny będzie raport z projektu.</text:p>
      <text:p text:style-name="P2">Implementacja przy pomocy narzędzia pozwalającego na uruchomienie pod Linuxem, w ostateczności</text:p>
      <text:p text:style-name="P2">WinXP 1GB z RAM. Implementacja w 100% własna - zakaz posługiwania się dostępnymi</text:p>
      <text:p text:style-name="P2">bibliotekami do obliczeń ewolucyjnych.</text:p>
      <text:p text:style-name="P2">Projekt 1</text:p>
      <text:p text:style-name="P2">. Algorytm genetyczny jako narzędzie do rozwiązywania problemu komiwojażera.</text:p>
      <text:p text:style-name="P2">Implementacja algorytmu genetycznego opartego na reprezentacji permutacyjnej do rozwiązywania</text:p>
      <text:p text:style-name="P2">problemu komiwojażera. Algorytm powinien wykorzystywać co najmniej 3 różne operatory</text:p>
      <text:p text:style-name="P2">krzyżowania opisane w literaturze i operator mutacji. Badania eksperymentalne: a) porównanie ze</text:p>
      <text:p text:style-name="P2">standardowymi benchmarkami dla problemu komiwojażera (np. biblioteka TSPLIB). b) własny</text:p>
      <text:p text:style-name="P2">generator grafów losowych dla problemu komiwojażera i porównanie ze standardową heurystyką (np.</text:p>
      <text:p text:style-name="P2">Lina-Kernighana, 3-opt). Algorytm memetyczny, w którym każde nowe rozwiązanie wygenerowane</text:p>
      <text:p text:style-name="P2">przez operatory krzyżowania i mutacji jest ulepszane przez algorytm 3-opt.</text:p>
      <text:p text:style-name="Standard"/>
      <text:p text:style-name="Standard"/>
      <text:p text:style-name="Standard"/>
      <text:h text:style-name="P4" text:outline-level="1">Generator mapy losowych współrzędnych miast</text:h>
      <text:p text:style-name="P1">Mapgen przyjmuje jako parametry: rozmiar tablicy i ilość miast. Na wyjściu generuje plik tekstowy który na początku posiada rozmiary x i y tablicy i wygenerowane wspórzędne miast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Zdrodowski</meta:initial-creator>
    <meta:creation-date>2014-10-13T13:21:49.298262925</meta:creation-date>
    <meta:generator>LibreOffice/4.2.6.3$Linux_X86_64 LibreOffice_project/420m0$Build-3</meta:generator>
    <dc:date>2014-10-19T08:01:11.166787928</dc:date>
    <dc:creator>Michał Zdrodowski</dc:creator>
    <meta:editing-duration>P0D</meta:editing-duration>
    <meta:editing-cycles>1</meta:editing-cycles>
    <meta:document-statistic meta:table-count="0" meta:image-count="0" meta:object-count="0" meta:page-count="2" meta:paragraph-count="18" meta:word-count="172" meta:character-count="1338" meta:non-whitespace-character-count="1184"/>
  </office:meta>
</office:document-meta>
</file>